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c748" officeooo:paragraph-rsid="001ac7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agen an Valeri:<text:line-break/><text:line-break/>\subsection{Bewertung von theoretischen Ansätzen, Konzepten, Methoden, Verfahren}</text:p>
      <text:p text:style-name="P1"/>
      <text:p text:style-name="P1">Welche Bewertungskriterien soll ich anwenden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drik </meta:initial-creator>
    <meta:creation-date>2016-12-29T14:39:35.713717634</meta:creation-date>
    <dc:date>2016-12-29T14:44:23.752412394</dc:date>
    <dc:creator>Hendrik </dc:creator>
    <meta:editing-duration>PT4M48S</meta:editing-duration>
    <meta:editing-cycles>1</meta:editing-cycles>
    <meta:document-statistic meta:table-count="0" meta:image-count="0" meta:object-count="0" meta:page-count="1" meta:paragraph-count="2" meta:word-count="15" meta:character-count="145" meta:non-whitespace-character-count="131"/>
    <meta:generator>LibreOffice/5.0.3.2$Linux_X86_64 LibreOffice_project/00m0$Build-2</meta:generator>
  </office:meta>
</office:document-meta>
</file>